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9abb" officeooo:paragraph-rsid="000693cf"/>
    </style:style>
    <style:style style:name="P2" style:family="paragraph" style:parent-style-name="Text_20_body">
      <style:text-properties officeooo:rsid="000693cf" officeooo:paragraph-rsid="000693cf"/>
    </style:style>
    <style:style style:name="P3" style:family="paragraph" style:parent-style-name="Text_20_body">
      <style:text-properties officeooo:rsid="000aef1d" officeooo:paragraph-rsid="000aef1d"/>
    </style:style>
    <style:style style:name="P4" style:family="paragraph" style:parent-style-name="Text_20_body">
      <style:text-properties fo:font-weight="normal" officeooo:rsid="000af331" officeooo:paragraph-rsid="000af331" style:font-weight-asian="normal" style:font-weight-complex="normal"/>
    </style:style>
    <style:style style:name="P5" style:family="paragraph" style:parent-style-name="Text_20_body">
      <style:text-properties fo:font-weight="normal" officeooo:rsid="00168d7b" officeooo:paragraph-rsid="00168d7b" style:font-weight-asian="normal" style:font-weight-complex="normal"/>
    </style:style>
    <style:style style:name="P6" style:family="paragraph" style:parent-style-name="Text_20_body">
      <style:text-properties officeooo:rsid="00168d7b" officeooo:paragraph-rsid="00168d7b"/>
    </style:style>
    <style:style style:name="P7" style:family="paragraph" style:parent-style-name="Text_20_body">
      <style:text-properties officeooo:rsid="00168d7b" officeooo:paragraph-rsid="001d1cb3"/>
    </style:style>
    <style:style style:name="P8" style:family="paragraph" style:parent-style-name="Text_20_body">
      <style:text-properties fo:font-style="normal" fo:font-weight="normal" officeooo:rsid="001d1cb3" officeooo:paragraph-rsid="001d1cb3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1e5781" officeooo:paragraph-rsid="001e5781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209002" officeooo:paragraph-rsid="00209002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rsid="001d1cb3" officeooo:paragraph-rsid="001d1cb3"/>
    </style:style>
    <style:style style:name="P12" style:family="paragraph" style:parent-style-name="Title">
      <style:text-properties officeooo:rsid="00019abb" officeooo:paragraph-rsid="000693cf"/>
    </style:style>
    <style:style style:name="P13" style:family="paragraph" style:parent-style-name="Text_20_body">
      <style:text-properties fo:font-weight="normal" officeooo:rsid="001bf89e" officeooo:paragraph-rsid="001bf89e" style:font-weight-asian="normal" style:font-weight-complex="normal"/>
    </style:style>
    <style:style style:name="P14" style:family="paragraph" style:parent-style-name="Text_20_body">
      <style:text-properties fo:font-weight="normal" officeooo:rsid="0025c04a" officeooo:paragraph-rsid="0025c04a" style:font-weight-asian="normal" style:font-weight-complex="normal"/>
    </style:style>
    <style:style style:name="P15" style:family="paragraph" style:parent-style-name="Text_20_body">
      <style:text-properties fo:font-style="normal" fo:font-weight="normal" officeooo:rsid="00209002" officeooo:paragraph-rsid="00209002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26e5f1" officeooo:paragraph-rsid="0026e5f1" style:font-style-asian="normal" style:font-weight-asian="normal" style:font-style-complex="normal" style:font-weight-complex="normal"/>
    </style:style>
    <style:style style:name="P17" style:family="paragraph" style:parent-style-name="Heading_20_3">
      <style:text-properties officeooo:rsid="00019abb" officeooo:paragraph-rsid="000693cf"/>
    </style:style>
    <style:style style:name="T1" style:family="text">
      <style:text-properties officeooo:rsid="00168d7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b9c78" style:font-style-asian="normal" style:font-style-complex="normal"/>
    </style:style>
    <style:style style:name="T5" style:family="text">
      <style:text-properties officeooo:rsid="001b9c78"/>
    </style:style>
    <style:style style:name="T6" style:family="text">
      <style:text-properties officeooo:rsid="001fa3bd"/>
    </style:style>
    <style:style style:name="T7" style:family="text">
      <style:text-properties officeooo:rsid="002413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dvanced Python Lab <text:span text:style-name="T1">3</text:span>.</text:p>
      <text:p text:style-name="P1"/>
      <text:h text:style-name="P17" text:outline-level="3">Objective: </text:h>
      <text:p text:style-name="P6">Gain an understanding of how and when to use operator overloadi<text:span text:style-name="T6">ng with Python as well as how to implement inheritance with Abstract Base Classes and be able to create custom iterators. </text:span></text:p>
      <text:h text:style-name="P17" text:outline-level="3">Exercise:</text:h>
      <text:p text:style-name="P11">Part 1.</text:p>
      <text:p text:style-name="P7">The Acme Chocolate Company has submitted a survey to its customers to find out what are the most and least popular products. <text:s text:c="2"/>The survey is located in the data directory under the file name <text:span text:style-name="T2">survey.dat</text:span><text:span text:style-name="T3">. <text:s text:c="2"/></text:span><text:span text:style-name="T4">Create a list of sorted Products, sorted by popularity.</text:span></text:p>
      <text:p text:style-name="P3">Write your code so that all of the unit tests provided in the test suite pass. </text:p>
      <text:p text:style-name="P5">You will need to override <text:span text:style-name="T5">at least two</text:span> comparison methods, <text:span text:style-name="T5">equal to and one of the following: </text:span>greater <text:span text:style-name="T5">than, less than, less than or equal to, greater than or equal to</text:span> for the Product class. <text:s text:c="2"/></text:p>
      <text:p text:style-name="P13">Please override the Products __str__ method to allow a printout of each Product and its popularity rank. </text:p>
      <text:p text:style-name="P14">Please override the Products __repr__ method to give a representation of the Product class. <text:s/></text:p>
      <text:p text:style-name="P14">Please override the Customers __repr__ method to give a representation of the Customer class.</text:p>
      <text:p text:style-name="P14">Please override the Orders __repr__ method to give a representation of the Orders class</text:p>
      <text:p text:style-name="P14">Please override the Order Details __repr__ method to give a representation of the Order details class. </text:p>
      <text:p text:style-name="P8">Part 2. </text:p>
      <text:p text:style-name="P8">Acme Chocolate Company has decided to have three tiers of customers, Silver, Gold and Platinum. <text:s/>Change the application so that there are now three classes of customers which inherit from an Abstract Base class of customer. <text:s text:c="2"/>Silver customers will have a <text:span text:style-name="T7">2</text:span> per cent discount per line item in the order, <text:s/>Gold Customers will have a 5 per cent discount per line item and Platinum customers will receive a 7.5 per cent discount on order items. </text:p>
      <text:p text:style-name="P8">Create a mixin class for orders that will calculate the discount for each order based on the Customer's tier. </text:p>
      <text:p text:style-name="P8"/>
      <text:p text:style-name="P9">Part 3.</text:p>
      <text:p text:style-name="P9">Create an Iterator object that will allow the ability to iterate over a list of Customers by the total price of orders that they have currently in the system, from least to most. <text:s/></text:p>
      <text:p text:style-name="P9">Create an iterator object that will allow the ability to iterate over a list of Products by survey rank. </text:p>
      <text:p text:style-name="P10">Create an iterator object that will allow the ability to iterate over a list of Orders by customer ID.</text:p>
      <text:p text:style-name="P10"/>
      <text:p text:style-name="P16"><text:soft-page-break/>Part 4. <text:s/></text:p>
      <text:p text:style-name="P16">Create an order detail generator filter that will, when passed a specific key only yield the rows in the order details class for the order that match. </text:p>
      <text:p text:style-name="P10"/>
      <text:p text:style-name="P9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9:38:39.241499432</meta:creation-date>
    <dc:date>2016-10-28T12:18:06.026679007</dc:date>
    <meta:editing-duration>P1DT19H43M14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2" meta:paragraph-count="22" meta:word-count="408" meta:character-count="2359" meta:non-whitespace-character-count="1946"/>
  </office:meta>
</office:document-meta>
</file>